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8a823f" officeooo:paragraph-rsid="000b1762"/>
    </style:style>
    <style:style style:name="P2" style:family="paragraph" style:parent-style-name="Standard">
      <style:text-properties fo:font-size="14pt" fo:font-weight="bold" officeooo:rsid="001f6872" officeooo:paragraph-rsid="000b176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995aa" officeooo:paragraph-rsid="000b176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3c4351" officeooo:paragraph-rsid="000b1762" style:font-size-asian="14pt" style:font-weight-asian="bold" style:font-size-complex="14pt" style:font-weight-complex="bold"/>
    </style:style>
    <style:style style:name="P5" style:family="paragraph" style:parent-style-name="Standard" style:list-style-name="L16">
      <style:text-properties fo:font-size="14pt" fo:font-weight="bold" officeooo:rsid="0048ec9f" officeooo:paragraph-rsid="000b176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48ec9f" officeooo:paragraph-rsid="000b176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507e50" officeooo:paragraph-rsid="000b1762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f6872" officeooo:paragraph-rsid="000b1762"/>
    </style:style>
    <style:style style:name="P9" style:family="paragraph" style:parent-style-name="Standard" style:list-style-name="L1">
      <style:text-properties officeooo:rsid="002995aa" officeooo:paragraph-rsid="000b1762"/>
    </style:style>
    <style:style style:name="P10" style:family="paragraph" style:parent-style-name="Standard">
      <style:text-properties officeooo:rsid="002995aa" officeooo:paragraph-rsid="000b1762"/>
    </style:style>
    <style:style style:name="P11" style:family="paragraph" style:parent-style-name="Standard">
      <style:text-properties officeooo:rsid="002a7341" officeooo:paragraph-rsid="000b1762"/>
    </style:style>
    <style:style style:name="P12" style:family="paragraph" style:parent-style-name="Standard" style:list-style-name="L14">
      <style:text-properties officeooo:rsid="00344b31" officeooo:paragraph-rsid="000b1762"/>
    </style:style>
    <style:style style:name="P13" style:family="paragraph" style:parent-style-name="Standard">
      <style:text-properties officeooo:rsid="00344b31" officeooo:paragraph-rsid="000b1762"/>
    </style:style>
    <style:style style:name="P14" style:family="paragraph" style:parent-style-name="Standard">
      <style:text-properties officeooo:rsid="003685cd" officeooo:paragraph-rsid="000b1762"/>
    </style:style>
    <style:style style:name="P15" style:family="paragraph" style:parent-style-name="Standard" style:list-style-name="L15">
      <style:text-properties officeooo:rsid="003855ef" officeooo:paragraph-rsid="000b1762"/>
    </style:style>
    <style:style style:name="P16" style:family="paragraph" style:parent-style-name="Standard" style:list-style-name="L15">
      <style:text-properties officeooo:rsid="0038aa10" officeooo:paragraph-rsid="000b1762"/>
    </style:style>
    <style:style style:name="P17" style:family="paragraph" style:parent-style-name="Standard">
      <style:text-properties officeooo:rsid="0038aa10" officeooo:paragraph-rsid="000b1762"/>
    </style:style>
    <style:style style:name="P18" style:family="paragraph" style:parent-style-name="Standard">
      <style:text-properties officeooo:rsid="003a0c67" officeooo:paragraph-rsid="000b1762"/>
    </style:style>
    <style:style style:name="P19" style:family="paragraph" style:parent-style-name="Standard">
      <style:text-properties officeooo:rsid="00331b5d" officeooo:paragraph-rsid="000b1762"/>
    </style:style>
    <style:style style:name="P20" style:family="paragraph" style:parent-style-name="Standard">
      <style:text-properties officeooo:rsid="003c4351" officeooo:paragraph-rsid="000b1762"/>
    </style:style>
    <style:style style:name="P21" style:family="paragraph" style:parent-style-name="Standard">
      <style:text-properties officeooo:rsid="002b9dcd" officeooo:paragraph-rsid="000b1762"/>
    </style:style>
    <style:style style:name="P22" style:family="paragraph" style:parent-style-name="Standard">
      <style:text-properties officeooo:rsid="0042ee25" officeooo:paragraph-rsid="000b1762"/>
    </style:style>
    <style:style style:name="P23" style:family="paragraph" style:parent-style-name="Standard">
      <style:text-properties officeooo:rsid="004075c8" officeooo:paragraph-rsid="000b1762"/>
    </style:style>
    <style:style style:name="P24" style:family="paragraph" style:parent-style-name="Standard">
      <style:text-properties officeooo:rsid="0043fa0a" officeooo:paragraph-rsid="000b1762"/>
    </style:style>
    <style:style style:name="P25" style:family="paragraph" style:parent-style-name="Standard" style:list-style-name="L16">
      <style:text-properties fo:font-size="12pt" fo:font-weight="normal" officeooo:rsid="004075c8" officeooo:paragraph-rsid="000b1762" style:font-size-asian="12pt" style:font-weight-asian="normal" style:font-size-complex="12pt" style:font-weight-complex="normal"/>
    </style:style>
    <style:style style:name="P26" style:family="paragraph" style:parent-style-name="Standard" style:list-style-name="L16">
      <style:text-properties fo:font-size="12pt" fo:font-weight="normal" officeooo:rsid="0048ec9f" officeooo:paragraph-rsid="000b1762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rsid="00aaffa7" officeooo:paragraph-rsid="000b1762"/>
    </style:style>
    <style:style style:name="P28" style:family="paragraph" style:parent-style-name="Standard">
      <style:text-properties officeooo:rsid="0048ec9f" officeooo:paragraph-rsid="000b1762"/>
    </style:style>
    <style:style style:name="P29" style:family="paragraph" style:parent-style-name="Standard">
      <style:text-properties officeooo:rsid="00ac346b" officeooo:paragraph-rsid="000b1762"/>
    </style:style>
    <style:style style:name="P30" style:family="paragraph" style:parent-style-name="Standard">
      <style:text-properties officeooo:rsid="00ac8ad8" officeooo:paragraph-rsid="000b1762"/>
    </style:style>
    <style:style style:name="P31" style:family="paragraph" style:parent-style-name="Standard">
      <style:text-properties officeooo:rsid="004adb25" officeooo:paragraph-rsid="000b1762"/>
    </style:style>
    <style:style style:name="P32" style:family="paragraph" style:parent-style-name="Standard">
      <style:text-properties officeooo:rsid="00af4d88" officeooo:paragraph-rsid="000b1762"/>
    </style:style>
    <style:style style:name="P33" style:family="paragraph" style:parent-style-name="Standard">
      <style:text-properties officeooo:rsid="00b01a8b" officeooo:paragraph-rsid="000b1762"/>
    </style:style>
    <style:style style:name="P34" style:family="paragraph" style:parent-style-name="Standard">
      <style:text-properties fo:color="#000000" officeooo:rsid="0048ec9f" officeooo:paragraph-rsid="000b1762"/>
    </style:style>
    <style:style style:name="P35" style:family="paragraph" style:parent-style-name="Standard">
      <style:text-properties fo:font-weight="bold" officeooo:rsid="004e3bad" officeooo:paragraph-rsid="000b1762" style:font-weight-asian="bold" style:font-weight-complex="bold"/>
    </style:style>
    <style:style style:name="P36" style:family="paragraph" style:parent-style-name="Standard">
      <style:text-properties fo:font-weight="bold" officeooo:rsid="00635bc7" officeooo:paragraph-rsid="000b1762" style:font-weight-asian="bold" style:font-weight-complex="bold"/>
    </style:style>
    <style:style style:name="P37" style:family="paragraph" style:parent-style-name="Standard" style:list-style-name="L17">
      <style:text-properties officeooo:rsid="004e3bad" officeooo:paragraph-rsid="000b1762"/>
    </style:style>
    <style:style style:name="P38" style:family="paragraph" style:parent-style-name="Standard">
      <style:text-properties officeooo:rsid="004e3bad" officeooo:paragraph-rsid="000b1762"/>
    </style:style>
    <style:style style:name="P39" style:family="paragraph" style:parent-style-name="Standard" style:list-style-name="L18">
      <style:text-properties officeooo:rsid="004f9f9e" officeooo:paragraph-rsid="000b1762"/>
    </style:style>
    <style:style style:name="P40" style:family="paragraph" style:parent-style-name="Standard">
      <style:text-properties officeooo:rsid="004f9f9e" officeooo:paragraph-rsid="000b1762"/>
    </style:style>
    <style:style style:name="P41" style:family="paragraph" style:parent-style-name="Standard" style:list-style-name="L19">
      <style:text-properties officeooo:rsid="00507e50" officeooo:paragraph-rsid="000b1762"/>
    </style:style>
    <style:style style:name="P42" style:family="paragraph" style:parent-style-name="Standard">
      <style:text-properties officeooo:rsid="00507e50" officeooo:paragraph-rsid="000b1762"/>
    </style:style>
    <style:style style:name="P43" style:family="paragraph" style:parent-style-name="Standard">
      <style:text-properties officeooo:rsid="00538365" officeooo:paragraph-rsid="000b1762"/>
    </style:style>
    <style:style style:name="P44" style:family="paragraph" style:parent-style-name="Standard">
      <style:text-properties officeooo:rsid="009951bf" officeooo:paragraph-rsid="000b1762"/>
    </style:style>
    <style:style style:name="P45" style:family="paragraph" style:parent-style-name="Standard">
      <style:text-properties officeooo:rsid="0054221a" officeooo:paragraph-rsid="000b1762"/>
    </style:style>
    <style:style style:name="P46" style:family="paragraph" style:parent-style-name="Standard">
      <style:text-properties officeooo:rsid="0055075b" officeooo:paragraph-rsid="000b1762"/>
    </style:style>
    <style:style style:name="P47" style:family="paragraph" style:parent-style-name="Standard">
      <style:text-properties officeooo:rsid="0055c004" officeooo:paragraph-rsid="000b1762"/>
    </style:style>
    <style:style style:name="P48" style:family="paragraph" style:parent-style-name="Standard">
      <style:text-properties officeooo:rsid="0058e43e" officeooo:paragraph-rsid="000b1762"/>
    </style:style>
    <style:style style:name="P49" style:family="paragraph" style:parent-style-name="Standard">
      <style:text-properties officeooo:rsid="005a6050" officeooo:paragraph-rsid="000b1762"/>
    </style:style>
    <style:style style:name="P50" style:family="paragraph" style:parent-style-name="Standard">
      <style:text-properties fo:font-size="16pt" fo:font-weight="bold" officeooo:rsid="005a6050" officeooo:paragraph-rsid="000b1762" style:font-size-asian="16pt" style:font-weight-asian="bold" style:font-size-complex="16pt" style:font-weight-complex="bold"/>
    </style:style>
    <style:style style:name="P51" style:family="paragraph" style:parent-style-name="Standard">
      <style:text-properties fo:font-size="16pt" fo:font-weight="bold" officeooo:rsid="00719819" officeooo:paragraph-rsid="000b1762" style:font-size-asian="16pt" style:font-weight-asian="bold" style:font-size-complex="16pt" style:font-weight-complex="bold"/>
    </style:style>
    <style:style style:name="P52" style:family="paragraph" style:parent-style-name="Standard">
      <style:text-properties fo:font-size="16pt" fo:font-weight="bold" officeooo:rsid="00824e84" officeooo:paragraph-rsid="000b1762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890fc3" officeooo:paragraph-rsid="000b1762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fo:font-weight="bold" officeooo:rsid="008df706" officeooo:paragraph-rsid="000b1762" style:font-size-asian="16pt" style:font-weight-asian="bold" style:font-size-complex="16pt" style:font-weight-complex="bold"/>
    </style:style>
    <style:style style:name="P55" style:family="paragraph" style:parent-style-name="Standard">
      <style:text-properties officeooo:rsid="00663f9c" officeooo:paragraph-rsid="000b1762"/>
    </style:style>
    <style:style style:name="P56" style:family="paragraph" style:parent-style-name="Standard">
      <style:text-properties style:text-underline-style="solid" style:text-underline-width="auto" style:text-underline-color="font-color" officeooo:rsid="0060abb0" officeooo:paragraph-rsid="000b1762"/>
    </style:style>
    <style:style style:name="P57" style:family="paragraph" style:parent-style-name="Standard">
      <style:text-properties style:text-underline-style="solid" style:text-underline-width="auto" style:text-underline-color="font-color" officeooo:rsid="00628547" officeooo:paragraph-rsid="000b1762"/>
    </style:style>
    <style:style style:name="P58" style:family="paragraph" style:parent-style-name="Standard" style:list-style-name="L20">
      <style:text-properties officeooo:rsid="0060abb0" officeooo:paragraph-rsid="000b1762"/>
    </style:style>
    <style:style style:name="P59" style:family="paragraph" style:parent-style-name="Standard">
      <style:text-properties officeooo:rsid="0060abb0" officeooo:paragraph-rsid="000b1762"/>
    </style:style>
    <style:style style:name="P60" style:family="paragraph" style:parent-style-name="Standard" style:list-style-name="L20">
      <style:text-properties officeooo:rsid="00628547" officeooo:paragraph-rsid="000b1762"/>
    </style:style>
    <style:style style:name="P61" style:family="paragraph" style:parent-style-name="Standard">
      <style:text-properties officeooo:rsid="00628547" officeooo:paragraph-rsid="000b1762"/>
    </style:style>
    <style:style style:name="P62" style:family="paragraph" style:parent-style-name="Standard" style:list-style-name="L23">
      <style:text-properties officeooo:rsid="00635bc7" officeooo:paragraph-rsid="000b1762"/>
    </style:style>
    <style:style style:name="P63" style:family="paragraph" style:parent-style-name="Standard">
      <style:text-properties officeooo:rsid="00635bc7" officeooo:paragraph-rsid="000b1762"/>
    </style:style>
    <style:style style:name="P64" style:family="paragraph" style:parent-style-name="Standard" style:list-style-name="L21">
      <style:text-properties officeooo:rsid="0068c246" officeooo:paragraph-rsid="000b1762"/>
    </style:style>
    <style:style style:name="P65" style:family="paragraph" style:parent-style-name="Standard" style:list-style-name="L22">
      <style:text-properties officeooo:rsid="0068c246" officeooo:paragraph-rsid="000b1762"/>
    </style:style>
    <style:style style:name="P66" style:family="paragraph" style:parent-style-name="Standard">
      <style:text-properties officeooo:rsid="0068c246" officeooo:paragraph-rsid="000b1762"/>
    </style:style>
    <style:style style:name="P67" style:family="paragraph" style:parent-style-name="Standard">
      <style:text-properties officeooo:rsid="006a2d08" officeooo:paragraph-rsid="000b1762"/>
    </style:style>
    <style:style style:name="P68" style:family="paragraph" style:parent-style-name="Standard">
      <style:text-properties officeooo:rsid="006b02ae" officeooo:paragraph-rsid="000b1762"/>
    </style:style>
    <style:style style:name="P69" style:family="paragraph" style:parent-style-name="Standard">
      <style:text-properties officeooo:rsid="006c7fa5" officeooo:paragraph-rsid="000b1762"/>
    </style:style>
    <style:style style:name="P70" style:family="paragraph" style:parent-style-name="Standard">
      <style:text-properties officeooo:rsid="006e3d7d" officeooo:paragraph-rsid="000b1762"/>
    </style:style>
    <style:style style:name="P71" style:family="paragraph" style:parent-style-name="Standard">
      <style:text-properties officeooo:rsid="006f4b3b" officeooo:paragraph-rsid="000b1762"/>
    </style:style>
    <style:style style:name="P72" style:family="paragraph" style:parent-style-name="Standard">
      <style:text-properties officeooo:rsid="00719819" officeooo:paragraph-rsid="000b1762"/>
    </style:style>
    <style:style style:name="P73" style:family="paragraph" style:parent-style-name="Standard">
      <style:text-properties officeooo:rsid="007fa270" officeooo:paragraph-rsid="000b1762"/>
    </style:style>
    <style:style style:name="P74" style:family="paragraph" style:parent-style-name="Standard" style:list-style-name="L24">
      <style:text-properties officeooo:rsid="007ca59b" officeooo:paragraph-rsid="000b1762"/>
    </style:style>
    <style:style style:name="P75" style:family="paragraph" style:parent-style-name="Standard" style:list-style-name="L24">
      <style:text-properties officeooo:rsid="007e7d5e" officeooo:paragraph-rsid="000b1762"/>
    </style:style>
    <style:style style:name="P76" style:family="paragraph" style:parent-style-name="Standard">
      <style:text-properties officeooo:rsid="007e7d5e" officeooo:paragraph-rsid="000b1762"/>
    </style:style>
    <style:style style:name="P77" style:family="paragraph" style:parent-style-name="Standard">
      <style:text-properties officeooo:rsid="00824e84" officeooo:paragraph-rsid="000b1762"/>
    </style:style>
    <style:style style:name="P78" style:family="paragraph" style:parent-style-name="Standard">
      <style:text-properties officeooo:rsid="00842b2a" officeooo:paragraph-rsid="000b1762"/>
    </style:style>
    <style:style style:name="P79" style:family="paragraph" style:parent-style-name="Standard">
      <style:text-properties officeooo:rsid="0088c019" officeooo:paragraph-rsid="000b1762"/>
    </style:style>
    <style:style style:name="P80" style:family="paragraph" style:parent-style-name="Standard">
      <style:text-properties officeooo:rsid="00871af6" officeooo:paragraph-rsid="000b1762"/>
    </style:style>
    <style:style style:name="P81" style:family="paragraph" style:parent-style-name="Standard">
      <style:text-properties officeooo:rsid="00890fc3" officeooo:paragraph-rsid="000b1762"/>
    </style:style>
    <style:style style:name="P82" style:family="paragraph" style:parent-style-name="Standard">
      <style:text-properties officeooo:rsid="008df706" officeooo:paragraph-rsid="000b1762"/>
    </style:style>
    <style:style style:name="P83" style:family="paragraph" style:parent-style-name="Standard" style:list-style-name="L25">
      <style:text-properties officeooo:rsid="008f0488" officeooo:paragraph-rsid="000b1762"/>
    </style:style>
    <style:style style:name="P84" style:family="paragraph" style:parent-style-name="Standard">
      <style:text-properties officeooo:rsid="008f0488" officeooo:paragraph-rsid="000b1762"/>
    </style:style>
    <style:style style:name="P85" style:family="paragraph" style:parent-style-name="Standard" style:list-style-name="L25">
      <style:text-properties officeooo:rsid="00930ec9" officeooo:paragraph-rsid="000b1762"/>
    </style:style>
    <style:style style:name="P86" style:family="paragraph" style:parent-style-name="Standard">
      <style:text-properties officeooo:rsid="008fc826" officeooo:paragraph-rsid="000b1762"/>
    </style:style>
    <style:style style:name="P87" style:family="paragraph" style:parent-style-name="Standard">
      <style:text-properties officeooo:rsid="00904fe0" officeooo:paragraph-rsid="000b1762"/>
    </style:style>
    <style:style style:name="P88" style:family="paragraph" style:parent-style-name="Standard">
      <style:text-properties officeooo:rsid="00932ce9" officeooo:paragraph-rsid="000b1762"/>
    </style:style>
    <style:style style:name="P89" style:family="paragraph" style:parent-style-name="Standard">
      <style:text-properties officeooo:paragraph-rsid="000b1762"/>
    </style:style>
    <style:style style:name="T1" style:family="text">
      <style:text-properties officeooo:rsid="002920e3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97bfe9"/>
    </style:style>
    <style:style style:name="T7" style:family="text">
      <style:text-properties officeooo:rsid="002a239c"/>
    </style:style>
    <style:style style:name="T8" style:family="text">
      <style:text-properties officeooo:rsid="002a7341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967afc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5a6050" style:font-size-asian="14pt" style:font-weight-asian="bold" style:font-size-complex="14pt" style:font-weight-complex="bold"/>
    </style:style>
    <style:style style:name="T13" style:family="text">
      <style:text-properties officeooo:rsid="00331b5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1b5d" style:font-weight-asian="bold" style:font-weight-complex="bold"/>
    </style:style>
    <style:style style:name="T16" style:family="text">
      <style:text-properties officeooo:rsid="003685cd"/>
    </style:style>
    <style:style style:name="T17" style:family="text">
      <style:text-properties officeooo:rsid="00421dc3"/>
    </style:style>
    <style:style style:name="T18" style:family="text">
      <style:text-properties officeooo:rsid="004075c8"/>
    </style:style>
    <style:style style:name="T19" style:family="text">
      <style:text-properties officeooo:rsid="00ac8ad8"/>
    </style:style>
    <style:style style:name="T20" style:family="text">
      <style:text-properties officeooo:rsid="004adb25"/>
    </style:style>
    <style:style style:name="T21" style:family="text">
      <style:text-properties officeooo:rsid="004c72c1"/>
    </style:style>
    <style:style style:name="T22" style:family="text">
      <style:text-properties officeooo:rsid="004cb7d7"/>
    </style:style>
    <style:style style:name="T23" style:family="text">
      <style:text-properties fo:color="#158466" fo:font-weight="bold" style:font-weight-asian="bold" style:font-weight-complex="bold"/>
    </style:style>
    <style:style style:name="T24" style:family="text">
      <style:text-properties officeooo:rsid="00b151f5"/>
    </style:style>
    <style:style style:name="T25" style:family="text">
      <style:text-properties fo:color="#ff4000"/>
    </style:style>
    <style:style style:name="T26" style:family="text">
      <style:text-properties fo:color="#ff4000" fo:font-weight="bold" style:font-weight-asian="bold" style:font-weight-complex="bold"/>
    </style:style>
    <style:style style:name="T27" style:family="text">
      <style:text-properties officeooo:rsid="00b2ddc5"/>
    </style:style>
    <style:style style:name="T28" style:family="text">
      <style:text-properties officeooo:rsid="00538365"/>
    </style:style>
    <style:style style:name="T29" style:family="text">
      <style:text-properties officeooo:rsid="00b4c897"/>
    </style:style>
    <style:style style:name="T30" style:family="text">
      <style:text-properties officeooo:rsid="0055075b"/>
    </style:style>
    <style:style style:name="T31" style:family="text">
      <style:text-properties officeooo:rsid="005788ad"/>
    </style:style>
    <style:style style:name="T32" style:family="text">
      <style:text-properties officeooo:rsid="009b394f"/>
    </style:style>
    <style:style style:name="T33" style:family="text">
      <style:text-properties officeooo:rsid="005a6050"/>
    </style:style>
    <style:style style:name="T34" style:family="text">
      <style:text-properties officeooo:rsid="005dcb07"/>
    </style:style>
    <style:style style:name="T35" style:family="text">
      <style:text-properties officeooo:rsid="00609f02"/>
    </style:style>
    <style:style style:name="T36" style:family="text">
      <style:text-properties officeooo:rsid="00674120"/>
    </style:style>
    <style:style style:name="T37" style:family="text">
      <style:text-properties officeooo:rsid="00690c56"/>
    </style:style>
    <style:style style:name="T38" style:family="text">
      <style:text-properties officeooo:rsid="006e3d7d"/>
    </style:style>
    <style:style style:name="T39" style:family="text">
      <style:text-properties officeooo:rsid="007099d3"/>
    </style:style>
    <style:style style:name="T40" style:family="text">
      <style:text-properties officeooo:rsid="00719d52"/>
    </style:style>
    <style:style style:name="T41" style:family="text">
      <style:text-properties officeooo:rsid="00796271"/>
    </style:style>
    <style:style style:name="T42" style:family="text">
      <style:text-properties officeooo:rsid="0085920f"/>
    </style:style>
    <style:style style:name="T43" style:family="text">
      <style:text-properties officeooo:rsid="008aadb7"/>
    </style:style>
    <style:style style:name="T44" style:family="text">
      <style:text-properties officeooo:rsid="00890fc3"/>
    </style:style>
    <style:style style:name="T45" style:family="text">
      <style:text-properties officeooo:rsid="008a6660"/>
    </style:style>
    <style:style style:name="T46" style:family="text">
      <style:text-properties officeooo:rsid="008a823f"/>
    </style:style>
    <style:style style:name="T47" style:family="text">
      <style:text-properties officeooo:rsid="008a8314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 <text:span text:style-name="T1">Amazon Virtual Private Cloud – VPC: <text:s/></text:span><text:span text:style-name="T3">Private networks</text:span></text:p>
      <text:p text:style-name="P8"/>
      <text:list xml:id="list2003158732" text:style-name="L1">
        <text:list-item>
          <text:p text:style-name="P9">Works with AWS regions and availability zones (az)</text:p>
        </text:list-item>
        <text:list-item>
          <text:p text:style-name="P9">Subnets</text:p>
        </text:list-item>
        <text:list-item>
          <text:p text:style-name="P9">Route tables.</text:p>
        </text:list-item>
        <text:list-item>
          <text:p text:style-name="P9">Internet Gateway (IGW) to get internet from the VPC</text:p>
        </text:list-item>
        <text:list-item>
          <text:p text:style-name="P9">NAT Gateway, allows private <text:span text:style-name="T5">subnets</text:span> to get internet</text:p>
        </text:list-item>
        <text:list-item>
          <text:p text:style-name="P9">Network access control lists (NACL) <text:span text:style-name="T7">control access to subnets stateless</text:span></text:p>
        </text:list-item>
      </text:list>
      <text:p text:style-name="P10"/>
      <text:p text:style-name="P10"/>
      <text:p text:style-name="P3">* <text:span text:style-name="T8">AWS Security Groups:</text:span></text:p>
      <text:p text:style-name="P10"/>
      <text:p text:style-name="P11">Is the firewall on EC2, like Iptables allows and deny IPs, protocols, etc</text:p>
      <text:p text:style-name="P10"/>
      <text:p text:style-name="P10"/>
      <text:p text:style-name="P10"/>
      <text:p text:style-name="P10"/>
      <text:p text:style-name="P10"/>
      <text:p text:style-name="P10"><text:span text:style-name="T9">* </text:span><text:span text:style-name="T10">Amazon Elastic Compute </text:span><text:span text:style-name="T11">Cloud</text:span><text:span text:style-name="T10">– EC2: <text:s/></text:span><text:span text:style-name="T13">Elastic compute/server/</text:span><text:span text:style-name="T15">instances</text:span><text:span text:style-name="T13"> cloud</text:span></text:p>
      <text:p text:style-name="P13"/>
      <text:list xml:id="list3600914178" text:style-name="L14">
        <text:list-item>
          <text:p text:style-name="P12">Compute / server<text:span text:style-name="T16">s / Instances</text:span>: Server resources, like app server, mail, nfs, web,proxy, etc</text:p>
        </text:list-item>
        <text:list-item>
          <text:p text:style-name="P12">Cloud: Is cloud hosted</text:p>
        </text:list-item>
        <text:list-item>
          <text:p text:style-name="P12">Elastic: Properly configured you can increase or decrease the servers on demand, etc.</text:p>
        </text:list-item>
      </text:list>
      <text:p text:style-name="P13"/>
      <text:p text:style-name="P14">Amazon EC2 <text:span text:style-name="T14">Instances:</text:span> <text:s/>Is how AWS calls to the servers.</text:p>
      <text:p text:style-name="P13"/>
      <text:list xml:id="list3015352364" text:style-name="L15">
        <text:list-item>
          <text:p text:style-name="P15">Pay as you go</text:p>
        </text:list-item>
        <text:list-item>
          <text:p text:style-name="P15">Broad selection on HW/SW</text:p>
        </text:list-item>
        <text:list-item>
          <text:p text:style-name="P15">Global hosting</text:p>
        </text:list-item>
        <text:list-item>
          <text:p text:style-name="P16">etc</text:p>
        </text:list-item>
      </text:list>
      <text:p text:style-name="P17"/>
      <text:p text:style-name="P18"><text:span text:style-name="T14">AMI - <text:s/>Amazon Machine Image:</text:span> The operating system to install into the instance.</text:p>
      <text:p text:style-name="P18"/>
      <text:p text:style-name="P18"/>
      <text:p text:style-name="P19"/>
      <text:p text:style-name="P4">* AWS Lambda:</text:p>
      <text:p text:style-name="P20"/>
      <text:p text:style-name="P20">Run apps/code without instances/servers. <text:span text:style-name="T17">Have limitations like time and so.</text:span></text:p>
      <text:p text:style-name="P21"/>
      <text:p text:style-name="P10"/>
      <text:p text:style-name="P3">* <text:span text:style-name="T18">AWS Elastic Beanstalk:</text:span></text:p>
      <text:p text:style-name="P10"/>
      <text:p text:style-name="P22">You can create a webserver with different specs to run, LB, size, instance type, etc, and you will add your web code there. You can change the specs after created.</text:p>
      <text:p text:style-name="P22"/>
      <text:p text:style-name="P22">With this you don’t have to be worried about the HW, AWS will take care about it.</text:p>
      <text:p text:style-name="P22"/>
      <text:p text:style-name="P22">You can upload java, node.js, python, etc.</text:p>
      <text:p text:style-name="P23"/>
      <text:p text:style-name="P24"><text:soft-page-break/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24"/>
      <text:p text:style-name="P24">Once all is done the instance is deployed and running your code without you being to manage the server.</text:p>
      <text:p text:style-name="P24"/>
      <text:p text:style-name="P24"/>
      <text:p text:style-name="P24"/>
      <text:p text:style-name="P3">* <text:span text:style-name="T18">Application Load Balancer: </text:span><text:span text:style-name="T4">There are three types:</text:span></text:p>
      <text:list xml:id="list2123383755" text:style-name="L16">
        <text:list-header>
          <text:p text:style-name="P25"/>
        </text:list-header>
        <text:list-item>
          <text:p text:style-name="P5"><text:span text:style-name="T4">C</text:span><text:span text:style-name="T2">lassic</text:span></text:p>
        </text:list-item>
        <text:list-item>
          <text:p text:style-name="P5"><text:span text:style-name="T4">A</text:span><text:span text:style-name="T2">pplication</text:span></text:p>
        </text:list-item>
        <text:list-item>
          <text:p text:style-name="P26">Network</text:p>
        </text:list-item>
      </text:list>
      <text:p text:style-name="P24"/>
      <text:p text:style-name="P27"><text:span text:style-name="T14">Application load balancer: <text:s/></text:span>Can route traffic to a server that is listening to different ports because have different containers on it, for example.</text:p>
      <text:p text:style-name="P28"><text:s/></text:p>
      <text:p text:style-name="P29"><text:span text:style-name="T14">Listeners</text:span>: Checks for connection requests, <text:span text:style-name="T19">using the port and protocol selected by me, like http 443, etc.</text:span></text:p>
      <text:p text:style-name="P30"/>
      <text:p text:style-name="P30">Application load balancer requires <text:span text:style-name="T5">at least to select 2 Availability Zones</text:span></text:p>
      <text:p text:style-name="P28"/>
      <text:p text:style-name="P28"/>
      <text:p text:style-name="P6">* <text:span text:style-name="T20">Auto Scaling:</text:span></text:p>
      <text:p text:style-name="P28"/>
      <text:p text:style-name="P31">Create or reduce resources (instances, etc) on demand <text:span text:style-name="T21">to reduce costs.</text:span></text:p>
      <text:p text:style-name="P32">Add or remove instances within conditions that I specify.</text:p>
      <text:p text:style-name="P31"/>
      <text:p text:style-name="P31"><text:span text:style-name="T14">CloudWatch</text:span> have to be configured because will detect the peaks to scale <text:span text:style-name="T22">in</text:span> or <text:span text:style-name="T22">out</text:span>.</text:p>
      <text:p text:style-name="P28"/>
      <text:p text:style-name="P33"><text:span text:style-name="T23">SCALING OUT:</text:span> <text:s/>Add/<text:span text:style-name="T24">lauch</text:span> more instances</text:p>
      <text:p text:style-name="P33"><text:span text:style-name="T26">SCALING IN:</text:span><text:span text:style-name="T25"> </text:span><text:s text:c="4"/>Terminate<text:span text:style-name="T27">s</text:span>/remove instances</text:p>
      <text:p text:style-name="P34"/>
      <text:p text:style-name="P35">Auto Scaling components:</text:p>
      <text:p text:style-name="P38"/>
      <text:p text:style-name="P38"><text:span text:style-name="T14">Launch Configuration:</text:span> What</text:p>
      <text:list xml:id="list2868389487" text:style-name="L17">
        <text:list-item>
          <text:p text:style-name="P37">AMI</text:p>
        </text:list-item>
        <text:list-item>
          <text:p text:style-name="P37">Instance type</text:p>
        </text:list-item>
        <text:list-item>
          <text:p text:style-name="P37">Security groups</text:p>
        </text:list-item>
        <text:list-item>
          <text:p text:style-name="P37">Roles</text:p>
        </text:list-item>
      </text:list>
      <text:p text:style-name="P38"/>
      <text:p text:style-name="P40"><text:span text:style-name="T14">Auto Scaling Group: </text:span><text:s/>Where</text:p>
      <text:list xml:id="list587386636" text:style-name="L18">
        <text:list-item>
          <text:p text:style-name="P39">VPC and Subnets</text:p>
        </text:list-item>
        <text:list-item>
          <text:p text:style-name="P39">Load Balancer</text:p>
        </text:list-item>
        <text:list-item>
          <text:p text:style-name="P39">Minimum and Maximun instances</text:p>
        </text:list-item>
        <text:list-item>
          <text:p text:style-name="P39">Desired capacity</text:p>
        </text:list-item>
      </text:list>
      <text:p text:style-name="P40"/>
      <text:p text:style-name="P42"><text:span text:style-name="T14">Auto Scaling Policy: </text:span><text:s/>When</text:p>
      <text:list xml:id="list2371589564" text:style-name="L19">
        <text:list-item>
          <text:p text:style-name="P41">Scheduled</text:p>
        </text:list-item>
        <text:list-item>
          <text:p text:style-name="P41">On-demand</text:p>
        </text:list-item>
        <text:list-item>
          <text:p text:style-name="P41">Scale-out policy</text:p>
        </text:list-item>
        <text:list-item>
          <text:p text:style-name="P41"><text:soft-page-break/>Scale-in policy</text:p>
        </text:list-item>
      </text:list>
      <text:p text:style-name="P42"/>
      <text:p text:style-name="P42"/>
      <text:p text:style-name="P7">* <text:span text:style-name="T28">Amazon Elastic Block Store (EBS)</text:span></text:p>
      <text:p text:style-name="P42"/>
      <text:p text:style-name="P43">Storage units of EC2 instances. <text:span text:style-name="T6">Pay as you use.</text:span></text:p>
      <text:p text:style-name="P43"/>
      <text:p text:style-name="P44">Block level replication makes it more durable and reliable than the physical storages.</text:p>
      <text:p text:style-name="P44"/>
      <text:p text:style-name="P45">You can create, add, and una<text:span text:style-name="T29">t</text:span>tach <text:span text:style-name="T14">extra disk space</text:span> in EC2 instances.</text:p>
      <text:p text:style-name="P45"/>
      <text:p text:style-name="P45">Can be magnetic <text:span text:style-name="T30">(cheaper, logs for example)</text:span> and ssd <text:span text:style-name="T30">(faster, expensive, used for db for example)</text:span> storage.</text:p>
      <text:p text:style-name="P45"/>
      <text:p text:style-name="P45">You have to attach the new volume to the instance that you want (have to be in the same availability zone)</text:p>
      <text:p text:style-name="P46">Then you have to mount and format the new disk space as usual.</text:p>
      <text:p text:style-name="P46"/>
      <text:p text:style-name="P46">If you want to remove it you can unmount it and attach it to another EC2 instance or remove it because <text:span text:style-name="T31">you are paying for it.</text:span></text:p>
      <text:p text:style-name="P43"/>
      <text:p text:style-name="P47">You can encrypt the volumes, send it to another availability zone, etc. <text:span text:style-name="T32">You can do it taking snapshots ,to do backups.</text:span></text:p>
      <text:p text:style-name="P48"/>
      <text:p text:style-name="P48"><text:span text:style-name="T9">* </text:span><text:span text:style-name="T12">Amazon Glacier: </text:span><text:span text:style-name="T33">(pronunciado gleisher)</text:span></text:p>
      <text:p text:style-name="P49">Data archiving solution. <text:span text:style-name="T34">Long storage at low cost. Stores cold data.</text:span></text:p>
      <text:p text:style-name="P49"/>
      <text:p text:style-name="P49"/>
      <text:p text:style-name="P50">* <text:span text:style-name="T35">Amazon Relational Database Service <text:s text:c="2"/>RDS</text:span></text:p>
      <text:p text:style-name="P49"/>
      <text:p text:style-name="P55">Managed service that sets up and operate a relational database in the cloud.</text:p>
      <text:p text:style-name="P49"/>
      <text:p text:style-name="P56">Amazon takes care of administration stuff like:</text:p>
      <text:p text:style-name="P59"/>
      <text:list xml:id="list2691437342" text:style-name="L20">
        <text:list-item>
          <text:p text:style-name="P58">Server maintenance and energy foot print</text:p>
        </text:list-item>
        <text:list-item>
          <text:p text:style-name="P58">Software install and patches</text:p>
        </text:list-item>
        <text:list-item>
          <text:p text:style-name="P58">Database backups and high availability</text:p>
        </text:list-item>
        <text:list-item>
          <text:p text:style-name="P58">Limits on scalability</text:p>
        </text:list-item>
        <text:list-item>
          <text:p text:style-name="P58">Data security</text:p>
        </text:list-item>
        <text:list-item>
          <text:p text:style-name="P60">Scaling</text:p>
        </text:list-item>
        <text:list-item>
          <text:p text:style-name="P60">Power and rack &amp; stack</text:p>
        </text:list-item>
      </text:list>
      <text:p text:style-name="P61"/>
      <text:p text:style-name="P57">You will manage your database and the application optimization</text:p>
      <text:p text:style-name="P61"/>
      <text:p text:style-name="P63"><text:span text:style-name="T14">* Database Instances</text:span>, <text:span text:style-name="T36">isolated db environment that can contain multiple db created by the user.</text:span></text:p>
      <text:p text:style-name="P89"/>
      <text:p text:style-name="P66">DB Instance Class</text:p>
      <text:list xml:id="list3722984992" text:style-name="L21">
        <text:list-item>
          <text:p text:style-name="P64">Storage</text:p>
        </text:list-item>
        <text:list-item>
          <text:p text:style-name="P64">Memory</text:p>
        </text:list-item>
        <text:list-item>
          <text:p text:style-name="P64">Network performance</text:p>
        </text:list-item>
      </text:list>
      <text:p text:style-name="P66"/>
      <text:p text:style-name="P66">DB Instances Storage</text:p>
      <text:list xml:id="list918639351" text:style-name="L22">
        <text:list-item>
          <text:p text:style-name="P65"><text:soft-page-break/>Magnetic</text:p>
        </text:list-item>
        <text:list-item>
          <text:p text:style-name="P65">SSD</text:p>
        </text:list-item>
        <text:list-item>
          <text:p text:style-name="P65">Provisioned IOPS</text:p>
        </text:list-item>
      </text:list>
      <text:p text:style-name="P66"/>
      <text:p text:style-name="P63"/>
      <text:p text:style-name="P36">Databases supported: <text:span text:style-name="T37">(db engines)</text:span></text:p>
      <text:list xml:id="list4157019029" text:style-name="L23">
        <text:list-item>
          <text:p text:style-name="P62">MySQL</text:p>
        </text:list-item>
        <text:list-item>
          <text:p text:style-name="P62">Amazon Aurora</text:p>
        </text:list-item>
        <text:list-item>
          <text:p text:style-name="P62">SQL Server</text:p>
        </text:list-item>
        <text:list-item>
          <text:p text:style-name="P62">PostgreSQL</text:p>
        </text:list-item>
        <text:list-item>
          <text:p text:style-name="P62">MariaDB</text:p>
        </text:list-item>
        <text:list-item>
          <text:p text:style-name="P62">Oracle</text:p>
        </text:list-item>
      </text:list>
      <text:p text:style-name="P63"/>
      <text:p text:style-name="P63"/>
      <text:p text:style-name="P63"/>
      <text:p text:style-name="P67">You can use DB Instances in a VPC environment, with all the typical stuff.</text:p>
      <text:p text:style-name="P68"><text:span text:style-name="T14">High Availability with Multi-AZ</text:span> (Availability Zones/different data centers)</text:p>
      <text:p text:style-name="P69"/>
      <text:p text:style-name="P69">You can have a DB instance in another AZ, <text:span text:style-name="T38">setting a copy of the original.</text:span></text:p>
      <text:p text:style-name="P70"/>
      <text:p text:style-name="P70">Transactions will be sync to the standby DB instance in another AZ.</text:p>
      <text:p text:style-name="P70"/>
      <text:p text:style-name="P71">If the master fails the standby will pick the master roll, <text:span text:style-name="T39">thanks to the DNS endpoint.</text:span></text:p>
      <text:p text:style-name="P71"/>
      <text:p text:style-name="P72">Creation of Read replicas than can also be promoted to master <text:span text:style-name="T40">and used to scale up db in case of peak load.</text:span></text:p>
      <text:p text:style-name="P72"/>
      <text:p text:style-name="P72"/>
      <text:p text:style-name="P51">* <text:span text:style-name="T41">Amazon</text:span> <text:span text:style-name="T41">Dinamo DB:</text:span></text:p>
      <text:p text:style-name="P73"/>
      <text:p text:style-name="P73">Managed NoSQL database service which can be used as a datastore for applications which need to store large amounts of data, support high request volume and require low latency query performance.</text:p>
      <text:p text:style-name="P73"/>
      <text:list xml:id="list2339353929" text:style-name="L24">
        <text:list-item>
          <text:p text:style-name="P74">NoSQL database tables as a service</text:p>
        </text:list-item>
        <text:list-item>
          <text:p text:style-name="P75">Store as many items as you want</text:p>
        </text:list-item>
        <text:list-item>
          <text:p text:style-name="P75">Items may have differing attributes</text:p>
        </text:list-item>
        <text:list-item>
          <text:p text:style-name="P75">Low-latency queries</text:p>
        </text:list-item>
        <text:list-item>
          <text:p text:style-name="P75">Scalable read/write throughput</text:p>
        </text:list-item>
      </text:list>
      <text:p text:style-name="P76"/>
      <text:p text:style-name="P76"/>
      <text:p text:style-name="P52">* Amazon Redshift:</text:p>
      <text:p text:style-name="P77"/>
      <text:p text:style-name="P78">Fast fully managed data warehouse <text:span text:style-name="T42">using standard SQL.</text:span></text:p>
      <text:p text:style-name="P79">Like Dinamo db but for relational db (SQL)</text:p>
      <text:p text:style-name="P79"/>
      <text:p text:style-name="P79">AWS takes care of the systems (hw maintenance,OS,<text:span text:style-name="T43">backups,</text:span>etc ) letting you free to do queries and analysis.</text:p>
      <text:p text:style-name="P78"/>
      <text:p text:style-name="P80">Use Cases: <text:s/>Big Data, <text:span text:style-name="T44">SaaS</text:span></text:p>
      <text:p text:style-name="P80"/>
      <text:p text:style-name="P81">Then you can get inside using <text:span text:style-name="T45">a sql client, like</text:span> pgadmin, and do your queries.</text:p>
      <text:p text:style-name="P81"><text:soft-page-break/></text:p>
      <text:p text:style-name="P81"/>
      <text:p text:style-name="P53">* <text:span text:style-name="T46">Amazon Aurora:</text:span></text:p>
      <text:p text:style-name="P81"/>
      <text:p text:style-name="P1"><text:span text:style-name="T47">Managed service mys</text:span>ql relational db engine.</text:p>
      <text:p text:style-name="P1"/>
      <text:p text:style-name="P82">Is quite similar to Amazon Redshift.</text:p>
      <text:p text:style-name="P82"/>
      <text:p text:style-name="P82">Investigate more …………………………</text:p>
      <text:p text:style-name="P82"/>
      <text:p text:style-name="P82"/>
      <text:p text:style-name="P82"/>
      <text:p text:style-name="P54">* AWS Trusted Advisor:</text:p>
      <text:p text:style-name="P82"/>
      <text:p text:style-name="P84">Tools that gives best practices (or checks) to provide:</text:p>
      <text:list xml:id="list2297281616" text:style-name="L25">
        <text:list-item>
          <text:p text:style-name="P83">Cost Optimization</text:p>
        </text:list-item>
        <text:list-item>
          <text:p text:style-name="P83">Performance</text:p>
        </text:list-item>
        <text:list-item>
          <text:p text:style-name="P83">Security</text:p>
        </text:list-item>
        <text:list-item>
          <text:p text:style-name="P83">Faul Tolerance</text:p>
        </text:list-item>
        <text:list-item>
          <text:p text:style-name="P85">Service Limits</text:p>
        </text:list-item>
      </text:list>
      <text:p text:style-name="P82"/>
      <text:p text:style-name="P82"/>
      <text:p text:style-name="P86">API and integrated in watch cloud.</text:p>
      <text:p text:style-name="P1"/>
      <text:p text:style-name="P87">You can create rules.</text:p>
      <text:p text:style-name="P1"/>
      <text:p text:style-name="P1"/>
      <text:p text:style-name="P1"/>
      <text:p text:style-name="P88"><text:span text:style-name="T48">AWS Essential security</text:span> (1 hour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4:19:58.721223264</meta:creation-date>
    <dc:date>2020-09-09T14:20:17.769723261</dc:date>
    <meta:editing-duration>PT19S</meta:editing-duration>
    <meta:editing-cycles>1</meta:editing-cycles>
    <meta:document-statistic meta:table-count="0" meta:image-count="0" meta:object-count="0" meta:page-count="5" meta:paragraph-count="129" meta:word-count="994" meta:character-count="5682" meta:non-whitespace-character-count="4856"/>
    <meta:generator>LibreOffice/6.0.7.3$Linux_X86_64 LibreOffice_project/00m0$Build-3</meta:generator>
  </office:meta>
</office:document-meta>
</file>